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3cm" draw:marker-start-width="0.75cm" draw:marker-end-width="0.75cm" draw:fill="gradient" draw:fill-color="#808080" draw:fill-gradient-name="Gradient_20_12" draw:textarea-horizontal-align="justify" draw:textarea-vertical-align="middle" draw:auto-grow-height="false" fo:padding-top="0.275cm" fo:padding-bottom="0.275cm" fo:padding-left="0.4cm" fo:padding-right="0.4cm"/>
    </style:style>
    <style:style style:name="gr2" style:family="graphic" style:parent-style-name="standard">
      <style:graphic-properties draw:stroke="dash" draw:stroke-dash="Line_20_Style_20_9" svg:stroke-width="0.2cm" svg:stroke-color="#ffffcc" draw:marker-start-width="0.6cm" draw:marker-end-width="0.6cm" draw:fill="gradient" draw:fill-gradient-name="Gradient_20_8" draw:textarea-horizontal-align="justify" draw:textarea-vertical-align="middle" draw:auto-grow-height="false" fo:padding-top="0.225cm" fo:padding-bottom="0.225cm" fo:padding-left="0.35cm" fo:padding-right="0.35cm" draw:shadow="hidden" draw:shadow-color="#ffb515" draw:shadow-opacity="80%"/>
    </style:style>
    <style:style style:name="gr3" style:family="graphic" style:parent-style-name="standard">
      <style:graphic-properties draw:stroke="solid" svg:stroke-width="0.6cm" svg:stroke-color="#ffd320" draw:marker-start-width="1.2cm" draw:marker-end-width="1.2cm" svg:stroke-opacity="75%" draw:fill="gradient" draw:fill-color="#000000" draw:fill-gradient-name="Gradient_20_10" draw:textarea-horizontal-align="center" draw:textarea-vertical-align="middle" fo:min-height="2.75cm" fo:padding-top="0.425cm" fo:padding-bottom="0.425cm" fo:padding-left="0.55cm" fo:padding-right="0.55cm" draw:shadow="hidden" draw:shadow-opacity="50%"/>
    </style:style>
    <style:style style:name="gr4" style:family="graphic" style:parent-style-name="standard">
      <style:graphic-properties svg:stroke-width="0.3cm" svg:stroke-color="#c0c0c0" draw:marker-start-width="0.75cm" draw:marker-end-width="0.75cm" draw:textarea-horizontal-align="center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svg:stroke-width="0.3cm" svg:stroke-color="#e6e6e6" draw:marker-start-width="0.75cm" draw:marker-end-width="0.75cm" draw:textarea-horizontal-align="center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svg:stroke-width="0.3cm" svg:stroke-color="#666666" draw:marker-start-width="0.75cm" draw:marker-end-width="0.75cm" draw:textarea-horizontal-align="center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96pt" fo:text-shadow="none" fo:font-weight="bold" style:font-size-asian="96pt" style:font-weight-asian="bold" style:font-size-complex="96pt" style:font-weight-complex="bold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4cm" svg:height="14cm" svg:x="6cm" svg:y="3cm">
          <text:p/>
          <draw:enhanced-geometry svg:viewBox="0 0 21600 21600" draw:path-stretchpoint-x="10800" draw:path-stretchpoint-y="10800" draw:text-areas="?f3 ?f4 ?f5 ?f6" draw:type="round-rectangle" draw:modifiers="308.549389329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cm" svg:height="11cm" svg:x="8cm" svg:y="4.5cm">
          <text:p/>
          <draw:enhanced-geometry svg:viewBox="0 0 21600 21600" draw:path-stretchpoint-x="10800" draw:path-stretchpoint-y="10800" draw:text-areas="?f3 ?f4 ?f5 ?f6" draw:type="round-rectangle" draw:modifiers="2574.46255374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3" draw:text-style-name="P2" draw:layer="layout" svg:width="6.999cm" svg:height="7.999cm" svg:x="9.5cm" svg:y="6cm" svg:viewBox="0 0 7000 8000" draw:points="3500,2500 3500,3500 6000,3500 6000,5500 3000,6000 3000,8000 500,8000 0,0 7000,0 7000,2500">
          <text:p/>
        </draw:polygon>
        <draw:line draw:style-name="gr4" draw:text-style-name="P1" draw:layer="layout" svg:x1="6cm" svg:y1="3cm" svg:x2="6cm" svg:y2="3cm">
          <text:p/>
        </draw:line>
        <draw:path draw:style-name="gr5" draw:text-style-name="P1" draw:layer="layout" svg:width="13.999cm" svg:height="13.999cm" svg:x="6cm" svg:y="3cm" svg:viewBox="0 0 14000 14000" svg:d="m0 14000v-14000zm0 0h14000z">
          <text:p/>
        </draw:path>
        <draw:path draw:style-name="gr6" draw:text-style-name="P1" draw:layer="layout" svg:width="13.999cm" svg:height="13.999cm" svg:x="6cm" svg:y="3cm" svg:viewBox="0 0 14000 14000" svg:d="m0 14000h14000zm0 0v-140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4586" draw:end-color="#000000" draw:start-intensity="100%" draw:end-intensity="100%" draw:angle="1800" draw:border="0%"/>
    <draw:gradient draw:name="Gradient_20_11" draw:display-name="Gradient 11" draw:style="linear" draw:start-color="#cccccc" draw:end-color="#999999" draw:start-intensity="100%" draw:end-intensity="100%" draw:angle="0" draw:border="0%"/>
    <draw:gradient draw:name="Gradient_20_12" draw:display-name="Gradient 12" draw:style="linear" draw:start-color="#b3b3b3" draw:end-color="#999999" draw:start-intensity="100%" draw:end-intensity="100%" draw:angle="0" draw:border="0%"/>
    <draw:gradient draw:name="Gradient_20_7" draw:display-name="Gradient 7" draw:style="linear" draw:start-color="#ffb515" draw:end-color="#ffcc99" draw:start-intensity="100%" draw:end-intensity="100%" draw:angle="0" draw:border="0%"/>
    <draw:gradient draw:name="Gradient_20_8" draw:display-name="Gradient 8" draw:style="linear" draw:start-color="#ffd320" draw:end-color="#ff6309" draw:start-intensity="100%" draw:end-intensity="100%" draw:angle="0" draw:border="0%"/>
    <draw:gradient draw:name="Gradient_20_9" draw:display-name="Gradient 9" draw:style="linear" draw:start-color="#c0c0c0" draw:end-color="#999999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</meta:initial-creator>
    <meta:creation-date>2010-10-30T16:46:51</meta:creation-date>
    <dc:date>2010-10-30T17:26:07</dc:date>
    <dc:creator>Andy </dc:creator>
    <meta:editing-duration>PT00H39M19S</meta:editing-duration>
    <meta:editing-cycles>6</meta:editing-cycles>
    <meta:generator>OpenOffice.org/3.2$Unix OpenOffice.org_project/320m12$Build-9483</meta:generator>
    <meta:document-statistic meta:object-count="6"/>
  </office:meta>
</office:document-meta>
</file>